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>
      <style:text-properties officeooo:rsid="0014d276" officeooo:paragraph-rsid="0014d276"/>
    </style:style>
    <style:style style:name="P8" style:family="paragraph" style:parent-style-name="Text_20_body" style:list-style-name="L7">
      <style:paragraph-properties fo:margin-left="0.9846in" fo:margin-right="0in" fo:text-indent="-0.25in" style:auto-text-indent="false"/>
      <style:text-properties officeooo:rsid="0016673e" officeooo:paragraph-rsid="0016673e"/>
    </style:style>
    <style:style style:name="P9" style:family="paragraph" style:parent-style-name="Text_20_body" style:list-style-name="L7">
      <style:paragraph-properties fo:margin-left="0.4925in" fo:margin-right="0in" fo:text-indent="-0.25in" style:auto-text-indent="false"/>
      <style:text-properties officeooo:rsid="0016673e" officeooo:paragraph-rsid="0016673e"/>
    </style:style>
    <style:style style:name="P10" style:family="paragraph" style:parent-style-name="Text_20_body" style:list-style-name="L8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7ada7" officeooo:paragraph-rsid="0017ada7"/>
    </style:style>
    <style:style style:name="P11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7ada7" officeooo:paragraph-rsid="0017ada7"/>
    </style:style>
    <style:style style:name="P12" style:family="paragraph" style:parent-style-name="Heading_20_1">
      <style:paragraph-properties fo:break-before="page"/>
      <style:text-properties officeooo:rsid="001384a5" officeooo:paragraph-rsid="001384a5"/>
    </style:style>
    <style:style style:name="P13" style:family="paragraph" style:parent-style-name="Heading_20_1">
      <style:paragraph-properties fo:break-before="page"/>
      <style:text-properties officeooo:rsid="00139a89" officeooo:paragraph-rsid="00139a89"/>
    </style:style>
    <style:style style:name="P14" style:family="paragraph" style:parent-style-name="Heading_20_2">
      <style:text-properties officeooo:paragraph-rsid="001384a5"/>
    </style:style>
    <style:style style:name="P15" style:family="paragraph" style:parent-style-name="Heading_20_3">
      <style:text-properties officeooo:rsid="0014d276" officeooo:paragraph-rsid="0014d276"/>
    </style:style>
    <style:style style:name="P16" style:family="paragraph" style:parent-style-name="Heading_20_3" style:master-page-name="">
      <style:paragraph-properties fo:margin-left="0.5in" fo:margin-right="0in" fo:margin-top="0.0972in" fo:margin-bottom="0.0835in" style:contextual-spacing="false" fo:text-indent="-0.5in" style:auto-text-indent="false" style:page-number="auto" fo:keep-with-next="always">
        <style:tab-stops>
          <style:tab-stop style:position="-0.2528in"/>
        </style:tab-stops>
      </style:paragraph-properties>
      <style:text-properties officeooo:rsid="0016673e" officeooo:paragraph-rsid="0016673e"/>
    </style:style>
    <style:style style:name="P17" style:family="paragraph" style:parent-style-name="Footer">
      <style:paragraph-properties fo:text-align="center" style:justify-single-word="false"/>
      <style:text-properties officeooo:rsid="0012f73f" officeooo:paragraph-rsid="0012f73f"/>
    </style:style>
    <style:style style:name="P18" style:family="paragraph" style:parent-style-name="List_20_Contents">
      <style:paragraph-properties fo:break-before="page"/>
    </style:style>
    <style:style style:name="T1" style:family="text">
      <style:text-properties officeooo:rsid="0012f73f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39a89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4d276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1">Class Notes for '</text:span>Semantic Web Technologies (2013)<text:span text:style-name="T1">'</text:span></text:p>
      <text:p text:style-name="Title"/>
      <text:p text:style-name="Title">at OpenHPI</text:p>
      <text:p text:style-name="Text_20_body"/>
      <text:p text:style-name="P18"/>
      <text:p text:style-name="List_20_Contents"/>
      <text:p text:style-name="List_20_Contents"/>
      <text:h text:style-name="P12" text:outline-level="1">Week 1</text:h>
      <text:h text:style-name="P14" text:outline-level="2">1-1 The Web and how we got there</text:h>
      <text:h text:style-name="P15" text:outline-level="3">First Generation Internet</text:h>
      <text:list xml:id="list2386510917887429418" text:style-name="L7">
        <text:list-item>
          <text:p text:style-name="P7">Was purely textual (no graphical interface)</text:p>
        </text:list-item>
        <text:list-item>
          <text:p text:style-name="P7">Had to know the IP address of the site (no DNS)</text:p>
        </text:list-item>
        <text:list-item>
          <text:p text:style-name="P7">Had to know how to retrieve data from the site</text:p>
        </text:list-item>
        <text:list-item>
          <text:p text:style-name="P7">Different sites had different:</text:p>
        </text:list-item>
        <text:list-item>
          <text:p text:style-name="P8">Operating Systems</text:p>
        </text:list-item>
        <text:list-item>
          <text:p text:style-name="P8">File systems</text:p>
        </text:list-item>
        <text:list-item>
          <text:p text:style-name="P8">File content formats</text:p>
        </text:list-item>
        <text:list-item>
          <text:p text:style-name="P8">Methods for file accessing</text:p>
        </text:list-item>
        <text:list-item>
          <text:p text:style-name="P9">This resulted in: </text:p>
        </text:list-item>
        <text:list-item>
          <text:p text:style-name="P8">A requirement for really expert and arcane knowledge</text:p>
        </text:list-item>
        <text:list-item>
          <text:p text:style-name="P8">Expensive accessing and downloading activities (at this time, computer time was metered)</text:p>
        </text:list-item>
        <text:list-item>
          <text:p text:style-name="P8">Sets of disparate unlinked data</text:p>
        </text:list-item>
      </text:list>
      <text:h text:style-name="P16" text:outline-level="3">World Wide Web</text:h>
      <text:list xml:id="list8962420435224856511" text:style-name="L8">
        <text:list-item>
          <text:h text:style-name="P10" text:outline-level="3">Based on HyperText</text:h>
        </text:list-item>
        <text:list-item>
          <text:h text:style-name="P10" text:outline-level="3">Graphical </text:h>
        </text:list-item>
        <text:list-item>
          <text:h text:style-name="P10" text:outline-level="3">Resulted in the linked documents available by simply clicking on a link</text:h>
        </text:list-item>
        <text:list-item>
          <text:h text:style-name="P10" text:outline-level="3">More usable </text:h>
        </text:list-item>
        <text:list-item>
          <text:h text:style-name="P10" text:outline-level="3">Also supported multi-media</text:h>
        </text:list-item>
      </text:list>
      <text:h text:style-name="Heading_20_2" text:outline-level="2"><text:soft-page-break/>1-2 The Limits of the Web</text:h>
      <text:h text:style-name="P11" text:outline-level="3"/>
      <text:h text:style-name="P13" text:outline-level="1">Biblography</text:h>
      <text:h text:style-name="Heading_20_2" text:outline-level="2">Basic Web Knowledge:</text:h>
      <text:list xml:id="list3362086830428205080" text:style-name="L1">
        <text:list-item>
          <text:p text:style-name="P1"><text:span text:style-name="Strong_20_Emphasis">Web Application Architecture</text:span> , <text:span text:style-name="Emphasis">Leon Shklar, Rich Rosen</text:span>, Wiley &amp; Sons[<text:a xlink:type="simple" xlink:href="http://www.amazon.de/Web-Application-Architecture-Principles-Protocols/dp/047051860X/ref=sr_1_5?ie=UTF8&amp;qid=1358176265&amp;sr=8-5">Amazon</text:a>]</text:p>
        </text:list-item>
      </text:list>
      <text:h text:style-name="Heading_20_2" text:outline-level="2">Databases, SQL:</text:h>
      <text:list xml:id="list1436296153041174370" text:style-name="L2">
        <text:list-item>
          <text:p text:style-name="P2"><text:span text:style-name="Strong_20_Emphasis">Database in Depth: Relational Theory for Practitioners</text:span> , <text:span text:style-name="Emphasis">Chris J. Date</text:span>, O'Reilly [<text:a xlink:type="simple" xlink:href="http://books.google.de/books?id=FU7uuHc3oNcC">Google Books</text:a>]</text:p>
        </text:list-item>
      </text:list>
      <text:h text:style-name="Heading_20_2" text:outline-level="2">XML:</text:h>
      <text:list xml:id="list5674440171409347951" text:style-name="L3">
        <text:list-item>
          <text:p text:style-name="P3"><text:span text:style-name="Strong_20_Emphasis">XML in a Nutshell</text:span> , <text:span text:style-name="Emphasis">Elliotte Harold and W. Means</text:span>, O'Reilly [<text:a xlink:type="simple" xlink:href="http://books.google.de/books?id=NBwnSfoCStAC">Google Books</text:a>]</text:p>
        </text:list-item>
      </text:list>
      <text:h text:style-name="Heading_20_2" text:outline-level="2">Logic:</text:h>
      <text:list xml:id="list2154374945674123288" text:style-name="L4">
        <text:list-item>
          <text:p text:style-name="P4"><text:span text:style-name="Strong_20_Emphasis">Logic for Computer Scientists</text:span> , <text:span text:style-name="Emphasis">Uwe Schöning</text:span>, Springer [<text:a xlink:type="simple" xlink:href="http://books.google.de/books?id=Z0raBAdQoJkC">Google Books</text:a>]</text:p>
        </text:list-item>
      </text:list>
      <text:h text:style-name="Heading_20_2" text:outline-level="2">Companion Books:</text:h>
      <text:list xml:id="list6520970021266661076" text:style-name="L5">
        <text:list-item>
          <text:p text:style-name="P5"><text:span text:style-name="Emphasis"><text:span text:style-name="T2">Foundations of Semantic Web Technologies</text:span></text:span><text:span text:style-name="Emphasis"><text:span text:style-name="T3">, </text:span></text:span>Pascal Hitzler, Markus Krötzsch<text:span text:style-name="Emphasis"><text:span text:style-name="T3"> </text:span></text:span>and Sebastian Rudolph<text:span text:style-name="Emphasis"><text:span text:style-name="T3"> </text:span></text:span><text:span text:style-name="Emphasis"><text:span text:style-name="T4">[</text:span></text:span><text:a xlink:type="simple" xlink:href="http://www.semantic-web-book.org/page/Foundations_of_Semantic_Web_Technologies">CRC Press</text:a><text:span text:style-name="Emphasis"><text:span text:style-name="T4">]</text:span></text:span></text:p>
        </text:list-item>
      </text:list>
      <text:h text:style-name="Heading_20_2" text:outline-level="2"><text:span text:style-name="Emphasis"><text:span text:style-name="T5">Videos:</text:span></text:span></text:h>
      <text:list xml:id="list7705537002908722250" text:style-name="L6">
        <text:list-item>
          <text:p text:style-name="P6"><text:a xlink:type="simple" xlink:href="http://www.yovisto.com/video/17100"><text:span text:style-name="Strong_20_Emphasis">Kate Ray about the Web 3.0</text:span></text:a></text:p>
        </text:list-item>
        <text:list-item>
          <text:p text:style-name="P6"><text:a xlink:type="simple" xlink:href="http://www.yovisto.com/video/10017"><text:span text:style-name="Strong_20_Emphasis">Tim Berners-Lee about the invention of the WWW</text:span></text:a></text:p>
        </text:list-item>
        <text:list-item>
          <text:p text:style-name="P6"><text:a xlink:type="simple" xlink:href="http://www.yovisto.com/video/2349"><text:span text:style-name="Strong_20_Emphasis">Computer Networks - The Heralds of Resource Sharing</text:span></text:a></text:p>
        </text:list-item>
      </text:list>
      <text:p text:style-name="Text_20_body"><text:span text:style-name="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f73f" officeooo:paragraph-rsid="0012f73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POBJ Enterprises, LLC -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22:36:26.833855558</meta:creation-date>
    <dc:date>2015-06-23T23:38:33.087397941</dc:date>
    <meta:editing-duration>PT55M3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5" meta:paragraph-count="40" meta:word-count="248" meta:character-count="1414" meta:non-whitespace-character-count="1228"/>
  </office:meta>
</office:document-meta>
</file>